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054" officeooo:paragraph-rsid="001c8054"/>
    </style:style>
    <style:style style:name="P2" style:family="paragraph" style:parent-style-name="Standard">
      <style:paragraph-properties fo:text-align="start" style:justify-single-word="false"/>
      <style:text-properties officeooo:rsid="001c8054" officeooo:paragraph-rsid="001c8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AL</text:p>
      <text:p text:style-name="P1"/>
      <text:p text:style-name="P1"/>
      <text:p text:style-name="P2">Fonction pour supprimer un distributeur → suppr_distributeur.</text:p>
      <text:p text:style-name="P2"/>
      <text:p text:style-name="P2">Fonction pour supprimer un boulanger → suppr_boulanger.</text:p>
      <text:p text:style-name="P2"/>
      <text:p text:style-name="P2">Fonction pour afficher la liste des distributeurs→ liste_distributeur.</text:p>
      <text:p text:style-name="P2"/>
      <text:p text:style-name="P2">Fonction pour afficher la liste des boulanger→ liste_boulanger.</text:p>
      <text:p text:style-name="P2"/>
      <text:p text:style-name="P2">Fonction pour ajouter un distributeurs→ ajout_distributeur.</text:p>
      <text:p text:style-name="P2"/>
      <text:p text:style-name="P2">Fonction pour ajouter un boulanger→ ajout_boulanger.</text:p>
      <text:p text:style-name="P2"/>
      <text:p text:style-name="P2">Fonction pour modifier un distributeur actuelle→ modif_distributeur.</text:p>
      <text:p text:style-name="P2"/>
      <text:p text:style-name="P2">Fonction pour modifier un boulanger actuelle→ modif_boulanger.</text:p>
      <text:p text:style-name="P2"/>
      <text:p text:style-name="P2">Fonction pour afficher les distributeurs leur localisation leur stock sur le site client→ affiche_client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21:50:25.940000000</meta:creation-date>
    <dc:date>2022-06-13T21:58:54.509000000</dc:date>
    <meta:editing-duration>PT8M29S</meta:editing-duration>
    <meta:editing-cycles>1</meta:editing-cycles>
    <meta:document-statistic meta:table-count="0" meta:image-count="0" meta:object-count="0" meta:page-count="1" meta:paragraph-count="10" meta:word-count="72" meta:character-count="612" meta:non-whitespace-character-count="550"/>
    <meta:generator>LibreOffice/7.3.0.3$Windows_X86_64 LibreOffice_project/0f246aa12d0eee4a0f7adcefbf7c878fc2238db3</meta:generator>
  </office:meta>
</office:document-meta>
</file>